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ext-properties fo:color="#3333ff" fo:font-size="15pt" style:font-size-asian="15pt" style:font-size-complex="15pt"/>
    </style:style>
    <style:style style:name="ce35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2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2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9" calcext:value-type="date">
            <text:p>42976</text:p>
          </table:table-cell>
          <table:table-cell table:style-name="ce32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0" calcext:value-type="date">
            <text:p>42977</text:p>
          </table:table-cell>
          <table:table-cell table:style-name="ce32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1" calcext:value-type="date">
            <text:p>42978</text:p>
          </table:table-cell>
          <table:table-cell table:style-name="ce32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01/09/2017 (Fri)</text:p>
          </table:table-cell>
          <table:table-cell table:style-name="ce32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2" calcext:value-type="date">
            <text:p>42980</text:p>
          </table:table-cell>
          <table:table-cell table:style-name="ce32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3" calcext:value-type="date">
            <text:p>42981</text:p>
          </table:table-cell>
          <table:table-cell table:style-name="ce32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4" calcext:value-type="date">
            <text:p>42982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5" calcext:value-type="date">
            <text:p>42983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6" calcext:value-type="date">
            <text:p>42984</text:p>
          </table:table-cell>
          <table:table-cell table:style-name="ce32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7" calcext:value-type="date">
            <text:p>42985</text:p>
          </table:table-cell>
          <table:table-cell table:style-name="ce32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.5" calcext:value-type="float">
            <text:p>1.5</text:p>
          </table:table-cell>
          <table:table-cell table:style-name="ce50" office:value-type="string" calcext:value-type="string">
            <text:p>08/09/2017 (Fri)</text:p>
          </table:table-cell>
          <table:table-cell table:style-name="ce32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09/09/2017 (sat)</text:p>
          </table:table-cell>
          <table:table-cell table:style-name="ce32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0" calcext:value-type="date">
            <text:p>42988</text:p>
          </table:table-cell>
          <table:table-cell table:style-name="ce32" office:value-type="string" calcext:value-type="string">
            <text:p>Fast 3 way partition, tukey-ninther median of median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1" calcext:value-type="date">
            <text:p>4298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2" calcext:value-type="date">
            <text:p>4299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3" calcext:value-type="date">
            <text:p>4299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63" office:value-type="date" office:date-value="2017-09-14" calcext:value-type="date">
            <text:p>4299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5" calcext:value-type="date">
            <text:p>4299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6" calcext:value-type="date">
            <text:p>4299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7" calcext:value-type="date">
            <text:p>4299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Read Graph theory</text:p>
          </table:table-cell>
          <table:table-cell table:style-name="ce32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hapter2 : practice</text:p>
          </table:table-cell>
          <table:table-cell table:style-name="ce32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 : Problem Solving Paradigms</text:p>
          </table:table-cell>
          <table:table-cell table:style-name="ce32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3 : Read Theory</text:p>
          </table:table-cell>
          <table:table-cell table:style-name="ce32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4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67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1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style-name="ce32"/>
          <table:table-cell table:style-name="ce50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3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3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3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7" table:number-rows-repeated="104807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1:06:41.396361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0T11:07:17.122969559</dc:date>
    <meta:editing-duration>P1DT2H58M58S</meta:editing-duration>
    <meta:editing-cycles>1219</meta:editing-cycles>
    <meta:generator>LibreOffice/4.2.3.3$Linux_X86_64 LibreOffice_project/420m0$Build-3</meta:generator>
    <meta:document-statistic meta:table-count="3" meta:cell-count="1356" meta:object-count="0"/>
  </office:meta>
</office:document-meta>
</file>